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unt</text:p>
          </table:table-cell>
          <table:table-cell office:value-type="float" office:value="64" calcext:value-type="float">
            <text:p>64</text:p>
          </table:table-cell>
          <table:table-cell table:formula="of:=HEX2DEC([.B1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f</text:p>
          </table:table-cell>
          <table:table-cell table:formula="of:=HEX2DEC([.B2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3f4</text:p>
          </table:table-cell>
          <table:table-cell table:formula="of:=HEX2DEC([.B3])" office:value-type="float" office:value="1012" calcext:value-type="float">
            <text:p>1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cks</text:p>
          </table:table-cell>
          <table:table-cell/>
          <table:table-cell table:formula="of:=[.C3]-[.C2]" office:value-type="float" office:value="997" calcext:value-type="float">
            <text:p>99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table:formula="of:=[.C4]/60" office:value-type="float" office:value="16.6166666666667" calcext:value-type="float">
            <text:p>16.61666666666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chmark</text:p>
          </table:table-cell>
          <table:table-cell/>
          <table:table-cell table:formula="of:=[.C5]/[.C1]" office:value-type="float" office:value="0.166166666666667" calcext:value-type="float">
            <text:p>0.166166666666667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Robson</meta:initial-creator>
    <dc:creator>Paul Robson</dc:creator>
    <meta:creation-date>2020-11-19T08:10:13</meta:creation-date>
    <dc:date>2020-11-19T08:24:38</dc:date>
    <meta:generator>LibreOffice/7.0.3.1$Linux_X86_64 LibreOffice_project/00$Build-1</meta:generator>
    <meta:document-statistic meta:table-count="1" meta:cell-count="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